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1cm"/>
    </style:style>
    <style:style style:name="co2" style:family="table-column">
      <style:table-column-properties fo:break-before="auto" style:column-width="31.44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34.826cm"/>
    </style:style>
    <style:style style:name="co6" style:family="table-column">
      <style:table-column-properties fo:break-before="auto" style:column-width="6.669cm"/>
    </style:style>
    <style:style style:name="co7" style:family="table-column">
      <style:table-column-properties fo:break-before="auto" style:column-width="22.971cm"/>
    </style:style>
    <style:style style:name="co8" style:family="table-column">
      <style:table-column-properties fo:break-before="auto" style:column-width="6.454cm"/>
    </style:style>
    <style:style style:name="co9" style:family="table-column">
      <style:table-column-properties fo:break-before="auto" style:column-width="25.4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16.648cm"/>
    </style:style>
    <style:style style:name="co13" style:family="table-column">
      <style:table-column-properties fo:break-before="auto" style:column-width="8.186cm"/>
    </style:style>
    <style:style style:name="co14" style:family="table-column">
      <style:table-column-properties fo:break-before="auto" style:column-width="10.5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8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588cm" fo:break-before="auto" style:use-optimal-row-height="true"/>
    </style:style>
    <style:style style:name="ro8" style:family="table-row">
      <style:table-row-properties style:row-height="2.117cm" fo:break-before="auto" style:use-optimal-row-height="true"/>
    </style:style>
    <style:style style:name="ta1" style:family="table" style:master-page-name="PageStyle_5f_HTML">
      <style:table-properties table:display="true" style:writing-mode="lr-tb"/>
    </style:style>
    <style:style style:name="ta2" style:family="table" style:master-page-name="PageStyle_5f_CSS">
      <style:table-properties table:display="true" style:writing-mode="lr-tb"/>
    </style:style>
    <style:style style:name="ta3" style:family="table" style:master-page-name="PageStyle_5f_JavaScrip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Markdow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transparent" style:rotation-align="none"/>
    </style:style>
    <style:style style:name="ce1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7" style:family="table-cell" style:parent-style-name="Default">
      <style:table-cell-properties fo:background-color="#d0cec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d0cec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d0cec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bfbfbf" style:rotation-align="none"/>
    </style:style>
    <style:style style:name="ce22" style:family="table-cell" style:parent-style-name="Default">
      <style:table-cell-properties fo:background-color="#d0cece" style:rotation-align="none"/>
    </style:style>
    <style:style style:name="ce23" style:family="table-cell" style:parent-style-name="Default">
      <style:table-cell-properties fo:background-color="#d0cece"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d0cec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2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2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8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7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1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2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7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63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5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5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3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3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9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57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9.7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7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21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font-style="normal" fo:text-shadow="none" style:text-underline-style="none" fo:font-weight="bold" style:font-size-asian="9pt" style:font-style-asian="normal" style:font-weight-asian="bold" style:font-family-complex="'Segoe UI'" style:font-family-generic-complex="swiss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'Segoe UI'" fo:font-size="9pt" fo:font-style="normal" fo:text-shadow="none" style:text-underline-style="none" fo:font-weight="normal" style:font-size-asian="9pt" style:font-style-asian="normal" style:font-weight-asian="normal" style:font-family-complex="'Segoe UI'" style:font-size-complex="9pt" style:font-style-complex="normal" style:font-weight-complex="normal"/>
    </style:style>
    <style:style style:name="T4" style:family="text">
      <style:text-properties style:font-name="Calibri" fo:color="#000000" style:font-style-asian="normal" style:font-weight-complex="normal" style:font-weight-asian="normal" style:font-size-complex="6pt" style:font-size-asian="6pt" style:font-name-complex="Calibri" fo:text-shadow="none" style:text-position="0% 100%" style:text-outline="false" fo:font-style="normal" style:text-line-through-type="none" style:text-underline-style="none" style:text-underline-color="font-color" fo:font-weight="normal" fo:font-size="6pt" style:font-style-complex="normal"/>
    </style:style>
    <style:style style:name="T5" style:family="text">
      <style:text-properties style:font-name="Calibri" fo:color="#000000" style:font-style-asian="normal" style:font-weight-complex="normal" style:font-weight-asian="normal" style:font-name-complex="Calibri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1pt" style:font-size-asian="11pt" style:font-size-complex="11pt"/>
    </style:style>
    <style:style style:name="T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8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TM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office:annotation draw:style-name="gr1" draw:text-style-name="P2" svg:width="13.254cm" svg:height="4.641cm" svg:x="13.75cm" svg:y="0.053cm" draw:caption-point-x="22.62cm" draw:caption-point-y="-0.043cm">
              <dc:date>2021-10-18T00:00:00</dc:date>
              <text:p text:style-name="P1"/>
              <text:p text:style-name="P1">• HTML significa Hyper Text Markup Language</text:p>
              <text:p text:style-name="P1">• HTML descreve a estrutura de uma página da Web</text:p>
              <text:p text:style-name="P1">• HTML consiste em uma série de elementos</text:p>
              <text:p text:style-name="P1">• Os elementos HTML informam ao navegador como exibir o conteúdo</text:p>
              <text:p text:style-name="P1">• Os elementos HTML são representados por tags</text:p>
              <text:p text:style-name="P1">• As tags HTML rotulam partes do conteúdo, como "cabeçalho", "parágrafo", "tabela" e assim por diante</text:p>
              <text:p text:style-name="P1">• Os navegadores não exibem as tags HTML, mas as usam para renderizar o conteúdo da página</text:p>
              <text:p text:style-name="P1"/>
              <text:p text:style-name="P1"/>
            </office:annotation>
            <text:p>É a linguagem de marcação padrão para criar páginas da Web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office:annotation draw:style-name="gr2" draw:text-style-name="P2" svg:width="7.328cm" svg:height="2.407cm" svg:x="19.12cm" svg:y="0.265cm" draw:caption-point-x="17.25cm" draw:caption-point-y="0.274cm">
              <dc:date>2021-10-18T00:00:00</dc:date>
              <text:p text:style-name="P1"/>
              <text:p text:style-name="P1">Com esses elementos podemos agrupar tipos de conteúdo, alterar tamanho e forma de fontes e adicionar diferentes mídias a nossa página na web.</text:p>
            </office:annotation>
            <text:p>É formado pela tag de abertura e seus atributos, o conteúdo e uma tag de fechament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office:annotation draw:style-name="gr3" draw:text-style-name="P2" svg:width="24.271cm" svg:height="3.016cm" svg:x="19.093cm" svg:y="0.873cm" draw:caption-point-x="17.277cm" draw:caption-point-y="0.195cm">
              <dc:date>2021-10-18T00:00:00</dc:date>
              <text:p text:style-name="P3"/>
              <text:p text:style-name="P3"><text:span text:style-name="T1">&lt;tag de abertura&gt; o conteúdo que você deseja exibir entra aqui ... &lt;/tag de encerramento&gt;</text:span></text:p>
              <text:p text:style-name="P3"><text:span text:style-name="T2">• </text:span><text:span text:style-name="T2">Observe que as tags HTML normalmente vêm em pares como &lt;p&gt;e&lt;/p&gt;</text:span></text:p>
              <text:p text:style-name="P3"><text:span text:style-name="T2">• </text:span><text:span text:style-name="T2">A primeira tag em um par é a tag inicial, a segunda tag é a tag final</text:span></text:p>
              <text:p text:style-name="P3"><text:span text:style-name="T2">• </text:span><text:span text:style-name="T2">A tag final é escrita como a tag inicial, mas com uma barra inserida antes do nome da tag</text:span></text:p>
              <text:p text:style-name="P3"><text:span text:style-name="T2"/></text:p>
            </office:annotation>
            <text:p>São nomes que pertencem aos elementos entre colchetes e que delimitam a abertura e o encerramento de uma mar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alhos em HTML</text:p>
          </table:table-cell>
          <table:table-cell office:value-type="string" calcext:value-type="string">
            <text:p>Atalhos do tecl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rl+shift+P</text:p>
          </table:table-cell>
          <table:table-cell office:value-type="string" calcext:value-type="string">
            <office:annotation draw:style-name="gr4" draw:text-style-name="P2" svg:width="17.173cm" svg:height="4.657cm" svg:x="28.141cm" svg:y="1.852cm" draw:caption-point-x="8.229cm" draw:caption-point-y="0.274cm">
              <dc:date>2021-10-18T00:00:00</dc:date>
              <text:p text:style-name="P1"/>
              <text:p text:style-name="P1">Wrap With Abbreviation (Quebra de linha com abreviação)= otimiza o tempo de digitação.</text:p>
            </office:annotation>
            <text:p>Atalho para envelopar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ft+tab</text:p>
          </table:table-cell>
          <table:table-cell office:value-type="string" calcext:value-type="string">
            <text:p>Serve para voltar várias linhas de um código simultaneamente permitindo aninhar conforme for necessário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rl+espaço</text:p>
          </table:table-cell>
          <table:table-cell office:value-type="string" calcext:value-type="string">
            <text:p>Mostra as sub-páginas que você criou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exemplo--&gt;</text:p>
          </table:table-cell>
          <table:table-cell office:value-type="string" calcext:value-type="string">
            <text:p>Comentário, não será considerado ao renderizar. Essa função se destina a comentários e lembretes do programa desenvolvido. 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&lt;html lang=""&gt;</text:p>
          </table:table-cell>
          <table:table-cell table:style-name="ce11" office:value-type="string" calcext:value-type="string">
            <office:annotation draw:style-name="gr5" draw:text-style-name="P2" svg:width="15.118cm" svg:height="2.275cm" svg:x="27.824cm" svg:y="3.969cm" draw:caption-point-x="8.546cm" draw:caption-point-y="0.274cm">
              <dc:date>2021-10-18T00:00:00</dc:date>
              <text:p text:style-name="P1"/>
              <text:p text:style-name="P1">O atributo contém uma uma única “tag de idioma” em um formato definido em Tags para identificar linguagens(BCP47).</text:p>
              <text:p text:style-name="P1"/>
            </office:annotation>
            <text:p>O atributo global lang ajuda a definir o idioma de um elemento: a língua em que elementos não-editáveis são escritos, ou a língua em que elementos editáveis devem ser escritos pelo usuári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meta&gt;</text:p>
          </table:table-cell>
          <table:table-cell table:style-name="ce1" office:value-type="string" calcext:value-type="string">
            <office:annotation draw:style-name="gr6" draw:text-style-name="P2" svg:width="16.802cm" svg:height="2.276cm" svg:x="28.141cm" svg:y="4.498cm" draw:caption-point-x="8.229cm" draw:caption-point-y="0.803cm">
              <dc:date>2021-10-18T00:00:00</dc:date>
              <text:p text:style-name="P1"/>
              <text:p text:style-name="P1">Este atributo define a codificação de caracteres usada na página. Pode ser substituído localmente usando o atributo lang em qualquer elemento. Esse atributo é literalmente uma amarra e</text:p>
              <text:p text:style-name="P1"/>
            </office:annotation>
            <text:p>define qualquer informação de metadados que não podem ser definidos por outros elementos HTM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7" draw:text-style-name="P2" svg:width="6.263cm" svg:height="1.403cm" svg:x="3.333cm" svg:y="5.027cm" draw:caption-point-x="1.597cm" draw:caption-point-y="0.803cm">
              <dc:date>2021-10-18T00:00:00</dc:date>
              <text:p text:style-name="P1"/>
              <text:p text:style-name="P1">&lt;meta charset="utf-8"/&gt;</text:p>
            </office:annotation>
            <text:p>charset UTF-8/</text:p>
          </table:table-cell>
          <table:table-cell office:value-type="string" calcext:value-type="string">
            <office:annotation draw:style-name="gr8" draw:text-style-name="P2" svg:width="16.987cm" svg:height="3.545cm" svg:x="27.824cm" svg:y="5.027cm" draw:caption-point-x="8.546cm" draw:caption-point-y="0.803cm">
              <dc:date>2021-10-18T00:00:00</dc:date>
              <text:p text:style-name="P1"/>
              <text:p text:style-name="P1">A ideia é que com ele possamos representar qualquer caractere de qualquer idioma. Ao usar o charset dentro da tag meta de nosso arquivo estamos dizendo ao navegador: quando for ler esse arquivo, use as regras do charset UTF-8.</text:p>
            </office:annotation>
            <text:p>O charset UTF-8 é o que usamos na web atual e faz parte de um padrão chamado Unicod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itle&gt;</text:p>
          </table:table-cell>
          <table:table-cell office:value-type="string" calcext:value-type="string">
            <office:annotation draw:style-name="gr9" draw:text-style-name="P4" svg:width="19.006cm" svg:height="4.948cm" svg:x="24.12cm" svg:y="5.556cm" draw:caption-point-x="12.25cm" draw:caption-point-y="0.804cm">
              <dc:date>2021-10-18T00:00:00</dc:date>
              <text:p text:style-name="P3">Administrador:</text:p>
              <text:p text:style-name="P3"><text:span text:style-name="T2">Alguns exemplos de onde esse título aparece escrito são:</text:span></text:p>
              <text:p text:style-name="P3"><text:span text:style-name="T2"/></text:p>
              <text:p text:style-name="P3"><text:span text:style-name="T2">* na aba do navegador;</text:span></text:p>
              <text:p text:style-name="P3"><text:span text:style-name="T2">* na Search Engine Results Page (SERP), a página de resultados de pesquisa de buscadores, como </text:span><text:span text:style-name="T2">o Google e o Bing;</text:span></text:p>
              <text:p text:style-name="P3"><text:span text:style-name="T2">* nos posts de redes sociais, quando compartilhamos um link.</text:span></text:p>
              <text:p text:style-name="P3"><text:span text:style-name="T2"/></text:p>
              <text:p text:style-name="P3"><text:span text:style-name="T2">Ou seja, o texto incluído nessa tag permite que o usuário identifique o tipo de conteúdo que ele </text:span><text:span text:style-name="T2">pode esperar dentro daquela página.</text:span></text:p>
            </office:annotation>
            <text:p>A title tag é uma marcação do código HTML (&lt;title&gt; e &lt;/title&gt;) que representa o título de uma págin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body&gt;</text:p>
          </table:table-cell>
          <table:table-cell office:value-type="string" calcext:value-type="string">
            <text:p>O elemento &lt;body&gt; do HTML representa o conteúdo de um documento HTML. è permitido apenas um &lt;body&gt; por document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header&gt;</text:p>
          </table:table-cell>
          <table:table-cell office:value-type="string" calcext:value-type="string">
            <office:annotation draw:style-name="gr10" draw:text-style-name="P2" svg:width="9.153cm" svg:height="6.201cm" svg:x="19.12cm" svg:y="6.615cm" draw:caption-point-x="17.25cm" draw:caption-point-y="0.803cm">
              <dc:date>2021-10-18T00:00:00</dc:date>
              <text:p text:style-name="P3"/>
              <text:p text:style-name="P3">Cabeçalhos são normalmente utilizados para identificar páginas e seções e possuem aparência diferenciada do restante do texto. No HTML há seis níveis de cabeçalhos/títulos que podem ser utilizados por meio das tags h1, h2, h3, h4, h5 e h6, sendo h1 o maior/mais relevante e h6 o menor/menos relevante. </text:p>
              <text:p text:style-name="P3"/>
              <text:p text:style-name="P3"><text:span text:style-name="T1">Obs</text:span><text:span text:style-name="T2">: De acordo com as regras de SEO, é recomendado que uma página possua apenas uma tag &lt;h1&gt; </text:span><text:span text:style-name="T2">que indique seu assunto, pois essa tag informa aos motores de busca qual sua principal palavra-chave.</text:span></text:p>
            </office:annotation>
            <text:p>É o cabeçalho da página ou de uma seção da página e normalmente contém logotipos, menus, campos de busca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&lt;section&gt;</text:p>
          </table:table-cell>
          <table:table-cell table:style-name="ce12" office:value-type="string" calcext:value-type="string">
            <text:p>O elemento HTML &lt;section&gt; representa uma seção genérica contida em um documento HTML, geralmente com um título, quando não existir um elemento semântico mais específico para representá-lo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&lt;article&gt;</text:p>
          </table:table-cell>
          <table:table-cell table:style-name="ce12" office:value-type="string" calcext:value-type="string">
            <office:annotation draw:style-name="gr5" draw:text-style-name="P2" svg:width="14.633cm" svg:height="2.275cm" svg:x="25.125cm" svg:y="7.673cm" draw:caption-point-x="11.245cm" draw:caption-point-y="1.332cm">
              <dc:date>2021-10-18T00:00:00</dc:date>
              <text:p text:style-name="P1"/>
              <text:p text:style-name="P1">Um article pode conter outros elementos, como header, cabeçalhos, parágrafos e imagens.</text:p>
            </office:annotation>
            <text:p>Representa um conteúdo independente e de maior relevância dentro de uma página, como um post de blog, uma notícia em uma barra lateral ou um bloco de comentários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side&gt;</text:p>
          </table:table-cell>
          <table:table-cell office:value-type="string" calcext:value-type="string">
            <office:annotation draw:style-name="gr6" draw:text-style-name="P2" svg:width="15.029cm" svg:height="2.276cm" svg:x="25.125cm" svg:y="8.202cm" draw:caption-point-x="11.245cm" draw:caption-point-y="1.862cm">
              <dc:date>2021-10-18T00:00:00</dc:date>
              <text:p text:style-name="P1"/>
              <text:p text:style-name="P1">Normalmente são representadas comobarras laterais.</text:p>
            </office:annotation>
            <text:p>É uma seção que engloba conteúdos relacionados ao conteúdo principal, como artigos relacionados, biografia do autor e publicidade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&lt;footer&gt;</text:p>
          </table:table-cell>
          <table:table-cell table:style-name="ce12" office:value-type="string" calcext:value-type="string">
            <office:annotation draw:style-name="gr6" draw:text-style-name="P2" svg:width="14.491cm" svg:height="2.276cm" svg:x="27.744cm" svg:y="8.731cm" draw:caption-point-x="8.626cm" draw:caption-point-y="1.862cm">
              <dc:date>2021-10-18T00:00:00</dc:date>
              <text:p text:style-name="P1"/>
              <text:p text:style-name="P1">Exemplos de conteúdo de um &lt;footer&gt; são informações de autor e links relacionados.</text:p>
            </office:annotation>
            <text:p>Esse elemento representa o rodapé do conteúdo ou de parte dele, pois ele é aceito dentro de vários elementos, como article e section e até do bod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p&gt; </text:p>
          </table:table-cell>
          <table:table-cell table:style-name="ce12" office:value-type="string" calcext:value-type="string">
            <office:annotation draw:style-name="gr6" draw:text-style-name="P2" svg:width="15.832cm" svg:height="2.276cm" svg:x="27.982cm" svg:y="9.26cm" draw:caption-point-x="8.388cm" draw:caption-point-y="2.391cm">
              <dc:date>2021-10-18T00:00:00</dc:date>
              <text:p text:style-name="P1"/>
              <text:p text:style-name="P1">Esse é um exemplo de tag cuja disposição na tela se dá em forma de bloco, ou seja, um parágrafo é posto sempre abaixo do outro.</text:p>
            </office:annotation>
            <text:p>Representa um parágrafo, mas ele não suporta apenas texto, podemos adicionar imagens, código, vídeos e vários outros tipos de conteúdo dentro de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&gt; </text:p>
          </table:table-cell>
          <table:table-cell table:style-name="ce1" office:value-type="string" calcext:value-type="string">
            <text:p>Significa anchor/âncora, ele representa um hyperlink, é ele que interliga vários conteúdos e páginas na web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ref</text:p>
          </table:table-cell>
          <table:table-cell table:style-name="ce12" office:value-type="string" calcext:value-type="string">
            <text:p>representa o hyperlink para onde sua âncora aponta, pode ser uma página do seu ou de outro site, um e-mail e até mesmo um telefone, os dois últimos precisam dos prefixos mailto: e tel:, respectivamente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_blank</text:p>
          </table:table-cell>
          <table:table-cell office:value-type="string" calcext:value-type="string">
            <text:p>target neste momento vai servir para nos ajudar a abrir nossos links em outra aba do navegador 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magen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img&gt;</text:p>
          </table:table-cell>
          <table:table-cell table:style-name="ce1" office:value-type="string" calcext:value-type="string">
            <text:p>A web também é feita de imagens e para representá-las temos o elemento &lt;img&gt;, ele é um daqueles elementos sem tag de fechamento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picture&gt;</text:p>
          </table:table-cell>
          <table:table-cell table:style-name="ce1" office:value-type="string" calcext:value-type="string">
            <text:p>Tag que permite criar várias src, várias fontes de imagem.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rc</text:p>
          </table:table-cell>
          <table:table-cell table:style-name="ce1" office:value-type="string" calcext:value-type="string">
            <text:p>É obrigatório e guarda o caminho para a imagem que você quer mostrar na página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lt</text:p>
          </table:table-cell>
          <table:table-cell office:value-type="string" calcext:value-type="string">
            <office:annotation draw:style-name="gr5" draw:text-style-name="P2" svg:width="16.334cm" svg:height="2.275cm" svg:x="26.977cm" svg:y="13.494cm" draw:caption-point-x="9.393cm" draw:caption-point-y="3.449cm">
              <dc:date>2021-10-18T00:00:00</dc:date>
              <text:p text:style-name="P1"/>
              <text:p text:style-name="P1">Ele mostra a descrição da imagem caso ela não carregue e leitores de tela usam esse atributo para descrever a imagem para o usuário saber o que ela significa.</text:p>
              <text:p text:style-name="P1"/>
            </office:annotation>
            <text:p>Não é obrigatório, mas é altamente recomendado por melhorar a acessibilidad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sta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ol&gt;</text:p>
          </table:table-cell>
          <table:table-cell office:value-type="string" calcext:value-type="string">
            <text:p>Serve para criar lista ordenadas, nessas a ordem importa, portanto elas são representadas com números, algarismos romanos ou letra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ul&gt;</text:p>
          </table:table-cell>
          <table:table-cell office:value-type="string" calcext:value-type="string">
            <text:p>Cria uma lista não ordenada, onde a ordem dos elementos não é importante, e é representada com pontos, círculos ou quadrado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li&gt;</text:p>
          </table:table-cell>
          <table:table-cell office:value-type="string" calcext:value-type="string">
            <text:p>É um item dentro de uma dessas listas. Um &lt;li&gt; pode conter vários tipos de conteúdo, como parágrafos, imagens e até outras list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mulários</text:p>
          </table:table-cell>
          <table:table-cell office:value-type="string" calcext:value-type="string">
            <office:annotation draw:style-name="gr5" draw:text-style-name="P2" svg:width="16.493cm" svg:height="2.275cm" svg:x="27.347cm" svg:y="16.14cm" draw:caption-point-x="9.023cm" draw:caption-point-y="3.449cm">
              <dc:date>2021-10-18T00:00:00</dc:date>
              <text:p text:style-name="P1"/>
              <text:p text:style-name="P1">Nesses casos, a página envia dados para uma aplicação (Java, PHP, .NET etc.), que os recebe, trata e retorna algum resultado.</text:p>
            </office:annotation>
            <text:p>Formulários são normalmente utilizados para integrar a página HTML a algum processamento no lado servidor.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&lt;form&gt;</text:p>
          </table:table-cell>
          <table:table-cell table:style-name="ce12" office:value-type="string" calcext:value-type="string">
            <text:p>No HTML, geralmente usamos a tag form para delimitar a área na qual se encontram os campos a serem preenchidos pelo usuário, a fim de serem enviados para processamento no back-end. 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Tabelas</text:p>
          </table:table-cell>
          <table:table-cell office:value-type="string" calcext:value-type="string">
            <office:annotation draw:style-name="gr11" draw:text-style-name="P2" svg:width="16.784cm" svg:height="2.091cm" svg:x="27.347cm" svg:y="17.198cm" draw:caption-point-x="9.023cm" draw:caption-point-y="3.978cm">
              <dc:date>2021-10-18T00:00:00</dc:date>
              <text:p text:style-name="P1"/>
              <text:p text:style-name="P1">Obs: Por padrão, as tabelas não possuem bordas. Isso deve ser adicionado por meio das CSS.</text:p>
            </office:annotation>
            <text:p>Tabelas são elementos utilizados com frequência para exibir dados de forma organizada em linhas e colunas.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table&gt;</text:p>
          </table:table-cell>
          <table:table-cell office:value-type="string" calcext:value-type="string">
            <text:p>Usada para delimitar a tabela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tr&gt;</text:p>
          </table:table-cell>
          <table:table-cell office:value-type="string" calcext:value-type="string">
            <text:p>Indica as linhas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td&gt;</text:p>
          </table:table-cell>
          <table:table-cell office:value-type="string" calcext:value-type="string">
            <text:p>Forma as colunas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thead&gt;</text:p>
          </table:table-cell>
          <table:table-cell office:value-type="string" calcext:value-type="string">
            <text:p>Usado para o cabeçalho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tbody&gt;</text:p>
          </table:table-cell>
          <table:table-cell office:value-type="string" calcext:value-type="string">
            <text:p>Para o corpo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tfoot&gt; </text:p>
          </table:table-cell>
          <table:table-cell office:value-type="string" calcext:value-type="string">
            <text:p>Para o roda pé. 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Formatação <text:s text:c="11"/>de <text:s text:c="28"/>texto</text:p>
          </table:table-cell>
          <table:table-cell table:style-name="ce1" office:value-type="string" calcext:value-type="string">
            <text:p>As tags de formatação de texto ajudam a destacar trechos da parte escrita da página, seja para fins de SEO ou por requisitos do conteúdo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br /&gt;</text:p>
          </table:table-cell>
          <table:table-cell office:value-type="string" calcext:value-type="string">
            <office:annotation draw:style-name="gr12" draw:text-style-name="P2" svg:width="16.017cm" svg:height="7.461cm" svg:x="28.141cm" svg:y="22.754cm" draw:caption-point-x="8.229cm" draw:caption-point-y="3.185cm">
              <dc:date>2021-10-18T00:00:00</dc:date>
              <text:p text:style-name="P1"/>
              <text:p text:style-name="P1">Você pode simplesmente usar a tag &lt;br&gt; para fazer uma quebra de linha, a qualquer momento.</text:p>
              <text:p text:style-name="P1">Porém, deixar uma tag aberta pode causar alguns problemas. O XML, por exemplo, não aceita só uma tag aberta assim, e também há algumas questões de compatibilidade com o XHTML.</text:p>
            </office:annotation>
            <text:p>Do inglês break, essa tag serve para quebrar a linha, ou seja, para o HTML dar um salto de uma linha para outra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strong&gt;</text:p>
          </table:table-cell>
          <table:table-cell office:value-type="string" calcext:value-type="string">
            <text:p>Negrito com semântica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b&gt;</text:p>
          </table:table-cell>
          <table:table-cell office:value-type="string" calcext:value-type="string">
            <text:p>Negrito sem semântica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em&gt;</text:p>
          </table:table-cell>
          <table:table-cell office:value-type="string" calcext:value-type="string">
            <text:p>Itálico com semântica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i&gt;</text:p>
          </table:table-cell>
          <table:table-cell office:value-type="string" calcext:value-type="string">
            <text:p>Itálico sem semântica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mark&gt;</text:p>
          </table:table-cell>
          <table:table-cell office:value-type="string" calcext:value-type="string">
            <office:annotation draw:style-name="gr13" draw:text-style-name="P5" svg:width="15.938cm" svg:height="2.011cm" svg:x="28.141cm" svg:y="25.135cm" draw:caption-point-x="8.229cm" draw:caption-point-y="3.45cm">
              <dc:date>2021-10-18T00:00:00</dc:date>
              <text:p text:style-name="P3"/>
              <text:p text:style-name="P3">Não é possível alterar a cor do marca texto no HTML, só no CSS. Para isso deve-se usar um parâmetro <text:span text:style-name="T1">style </text:span><text:span text:style-name="T2">dentro da tag: Exemplo:</text:span></text:p>
              <text:p text:style-name="P3"><text:span text:style-name="T2">&lt;mark style="background-color: red;"&gt;</text:span></text:p>
            </office:annotation>
            <text:p>Marcador no texto (tipo uma caneta marca texto)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big&gt;</text:p>
          </table:table-cell>
          <table:table-cell office:value-type="string" calcext:value-type="string">
            <office:annotation draw:style-name="gr14" draw:text-style-name="P2" svg:width="14.906cm" svg:height="1.747cm" svg:x="28.141cm" svg:y="25.664cm" draw:caption-point-x="8.229cm" draw:caption-point-y="3.45cm">
              <dc:date>2021-10-18T00:00:00</dc:date>
              <text:p text:style-name="P1"/>
              <text:p text:style-name="P1">Apenas para conhecimento, pois essa tag, embora ainda funcione, ela está obsoleta. </text:p>
            </office:annotation>
            <text:p>Faz com que o texto selecionado fique grande (tag obsoleta)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small&gt;</text:p>
          </table:table-cell>
          <table:table-cell office:value-type="string" calcext:value-type="string">
            <office:annotation draw:style-name="gr14" draw:text-style-name="P2" svg:width="14.668cm" svg:height="1.747cm" svg:x="28.141cm" svg:y="26.193cm" draw:caption-point-x="8.229cm" draw:caption-point-y="3.45cm">
              <dc:date>2021-10-18T00:00:00</dc:date>
              <text:p text:style-name="P1"/>
              <text:p text:style-name="P1">Diferente da tag &lt;big&gt;, essa tag não caiu em disuso por ter sentido em determinados documentos. Exemplo: Letras miúdas de um contrato.</text:p>
              <text:p text:style-name="P1"/>
            </office:annotation>
            <text:p>Faz com que o texto selecionado fique pequeno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dell&gt;</text:p>
          </table:table-cell>
          <table:table-cell office:value-type="string" calcext:value-type="string">
            <text:p>Risca o texto que você deseja sinalizar que não se deve mais considerar. Exemplo: r̶i̶s̶c̶a̶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ins&gt;</text:p>
          </table:table-cell>
          <table:table-cell office:value-type="string" calcext:value-type="string">
            <text:p>Sublinha uma parte que você queira sublinhar (com semântica)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u&gt;</text:p>
          </table:table-cell>
          <table:table-cell office:value-type="string" calcext:value-type="string">
            <text:p>Sublinha uma parte que você queira sublinhar (sem semântica)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sup&gt;</text:p>
          </table:table-cell>
          <table:table-cell office:value-type="string" calcext:value-type="string">
            <text:p>Sobrescrito, para inserir coisas tipo elevado. Exemplo: X²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sub&gt;</text:p>
          </table:table-cell>
          <table:table-cell office:value-type="string" calcext:value-type="string">
            <text:p>Subscrito, para inserir números ou letras pequenas. Exemplo: H<text:span text:style-name="T4">2</text:span><text:span text:style-name="T5">O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code&gt;</text:p>
          </table:table-cell>
          <table:table-cell office:value-type="string" calcext:value-type="string">
            <text:p>Muito utilizado para padronizar um código-fonte quando a fonte não é monoespaçada.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pre&gt;</text:p>
          </table:table-cell>
          <table:table-cell office:value-type="string" calcext:value-type="string">
            <text:p>Tudo que é colocado dentro dessa tag é espelhado extamente igual para o site criado, inclusive o espaçamento lateral do código.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q&gt;</text:p>
          </table:table-cell>
          <table:table-cell office:value-type="string" calcext:value-type="string">
            <text:p>Inclui aspas no texto("") Utilizado para citações simples (com semântica)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blockquote&gt;</text:p>
          </table:table-cell>
          <table:table-cell office:value-type="string" calcext:value-type="string">
            <office:annotation draw:style-name="gr15" draw:text-style-name="P2" svg:width="15.382cm" svg:height="5.027cm" svg:x="28.141cm" svg:y="30.427cm" draw:caption-point-x="8.229cm" draw:caption-point-y="3.978cm">
              <dc:date>2021-10-18T00:00:00</dc:date>
              <text:p text:style-name="P3"/>
              <text:p text:style-name="P3">Um complemento importante é <text:span text:style-name="T1">cite, </text:span><text:span text:style-name="T2">pois ele permite incluir um link interno da </text:span><text:span text:style-name="T2">citação apresentada. Esse link não fica visível para o usuário, porém, permite o </text:span><text:span text:style-name="T2">reconhecimento da pessoa citada pelos mecanismos internos do Google. </text:span></text:p>
              <text:p text:style-name="P3"><text:span text:style-name="T1">&lt;blockquote cite="link do site com o conteúdo completo do autor"&gt; </text:span><text:span text:style-name="T1">citação&lt;/blockquote&gt;</text:span></text:p>
            </office:annotation>
            <text:p>Utilizado para citações de parágrafos completos. Ele formata com recuo de página como citação.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abbr&gt;</text:p>
          </table:table-cell>
          <table:table-cell office:value-type="string" calcext:value-type="string">
            <text:p>Serve para mostrar ao usuário o significado de uma determinada abreviação. Exemplo: <text:span text:style-name="T6">&lt;abbr title="HyperText Markup Language"&gt;HTML&lt;/abbr&gt;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bdo&gt;</text:p>
          </table:table-cell>
          <table:table-cell office:value-type="string" calcext:value-type="string">
            <text:p>Coloca um texto de traz pra frente. 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ink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&lt;a&gt; </text:p>
          </table:table-cell>
          <table:table-cell office:value-type="string" calcext:value-type="string">
            <text:p>a (significa Âncora) serve para linkar um conteúdo externo. Nesse caso o link vai sobrepor a sua página.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a =name"exemplo"&gt;</text:p>
          </table:table-cell>
          <table:table-cell office:value-type="string" calcext:value-type="string">
            <text:p>Utilizado como base para linkar um determinado trecho da página para que o usuário possa subir ou descer sem ter que usar a barra de rolagem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a href="#exemplo"&gt;</text:p>
          </table:table-cell>
          <table:table-cell office:value-type="string" calcext:value-type="string">
            <office:annotation draw:style-name="gr16" draw:text-style-name="P2" svg:width="17.305cm" svg:height="2.038cm" svg:x="21.316cm" svg:y="33.628cm" draw:caption-point-x="15.054cm" draw:caption-point-y="3.952cm">
              <dc:date>2021-10-18T00:00:00</dc:date>
              <text:p text:style-name="P1"/>
              <text:p text:style-name="P1">&lt;h1&gt;Texto 1 de exemplo&lt;a name="text1"&gt;&lt;/a&gt;&lt;/h1&gt;</text:p>
              <text:p text:style-name="P1"/>
              <text:p text:style-name="P1">&lt;a href="#text1"&gt;Esse link leva ao Texto 1 de exemplo&lt;/a&gt;</text:p>
            </office:annotation>
            <text:p>Utilizado para executar o comando de linkar um determinado trecho da página. Ele complementa o <text:span text:style-name="T6">&lt;a =name"exemplo"&gt;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a href="../exemplo"&gt;</text:p>
          </table:table-cell>
          <table:table-cell office:value-type="string" calcext:value-type="string">
            <text:p>(./própria pasta)é utilizado para criar um link para a página anterior : <text:span text:style-name="T6">&lt;a href="./nome da pasta e do arquivo"&gt;Voltar para a página inicial&lt;/a&gt;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a href="../exemplo"&gt;</text:p>
          </table:table-cell>
          <table:table-cell office:value-type="string" calcext:value-type="string">
            <text:p>(../volte duas pastas) é utilizado para criar um link para a página anterior: <text:span text:style-name="T6">&lt;a href="../nome da pasta e do arquivo"&gt;Voltar para a página inicial&lt;/a&gt;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arget="_blank"</text:p>
          </table:table-cell>
          <table:table-cell office:value-type="string" calcext:value-type="string">
            <office:annotation draw:style-name="gr17" draw:text-style-name="P2" svg:width="17.12cm" svg:height="2.937cm" svg:x="28.141cm" svg:y="35.19cm" draw:caption-point-x="8.229cm" draw:caption-point-y="3.978cm">
              <dc:date>2021-10-18T00:00:00</dc:date>
              <text:p text:style-name="P1"/>
              <text:p text:style-name="P1"><text:s/>É uma boa prática complementar informando ao navegador que se trata de uma página externa. Para isso usa-se o rel="external" </text:p>
              <text:p text:style-name="P1">Exemplo: target="_blank" rel="external"</text:p>
              <text:p text:style-name="P1"/>
              <text:p text:style-name="P1"/>
            </office:annotation>
            <text:p>Abre o link em uma página em branco e mantendo a sua página aberta.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arget="_self"</text:p>
          </table:table-cell>
          <table:table-cell office:value-type="string" calcext:value-type="string">
            <office:annotation draw:style-name="gr18" draw:text-style-name="P2" svg:width="14.641cm" svg:height="1.851cm" svg:x="28.141cm" svg:y="35.719cm" draw:caption-point-x="8.229cm" draw:caption-point-y="3.978cm">
              <dc:date>2021-10-18T00:00:00</dc:date>
              <text:p text:style-name="P1"/>
              <text:p text:style-name="P1">Esse método é mportante para que o usuário não abra diversas abas em seu navegador quando visitar o seu site. </text:p>
            </office:annotation>
            <text:p>Para quando quiser abrir o link na própria na mesma aba. 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rel="external"</text:p>
          </table:table-cell>
          <table:table-cell table:style-name="ce12" office:value-type="string" calcext:value-type="string">
            <text:p><text:s/>É uma boa prática complementar informando ao navegador que se trata de uma página externa. Para isso usa-se o rel="external" Exemplo: target="_blank" rel="external"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rel="next"</text:p>
          </table:table-cell>
          <table:table-cell office:value-type="string" calcext:value-type="string">
            <text:p>Assim como a "external", é utilizada para ajudar o navegador a se localizar dentro da sua página. Nesse caso é utilizado quando tiver links para sub-páginas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rel="prev"</text:p>
          </table:table-cell>
          <table:table-cell office:value-type="string" calcext:value-type="string">
            <text:p>Indica ao navegador a se localizar na sua página, nesse caso quando utilizar um link que retorna a página principal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rel="nofollow"</text:p>
          </table:table-cell>
          <table:table-cell office:value-type="string" calcext:value-type="string">
            <office:annotation draw:style-name="gr19" draw:text-style-name="P2" svg:width="16.043cm" svg:height="2.91cm" svg:x="28.141cm" svg:y="38.365cm" draw:caption-point-x="8.229cm" draw:caption-point-y="3.978cm">
              <dc:date>2021-10-18T00:00:00</dc:date>
              <text:p text:style-name="P1"/>
              <text:p text:style-name="P1">Esse método serve para quando você quer citar um site externo, mas que você não sabe se as informações contidas nele são verdadeiras ou se o site é de confiança. <text:s/></text:p>
            </office:annotation>
            <text:p>Nesse comando você informa ao navegador que você não dá aval pelo site indicado, dessa forma impedindo que o navegador indexi esse site. 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CSS Inline</text:p>
          </table:table-cell>
          <table:table-cell office:value-type="string" calcext:value-type="string">
            <text:p>É um método de utilização pontual, pois o estilo é feito na mesma linha que o HTML, o que se usado constatemente vai trazer muito trabalho e vai poluir visualmente o códig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S Local</text:p>
          </table:table-cell>
          <table:table-cell office:value-type="string" calcext:value-type="string">
            <text:p>Esse método também utiliza o CSS dentro do HTML, porém permite alterações no estilo dos elementos com uma única alteração deixando seu código mais simples, prático e organizad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S Externo</text:p>
          </table:table-cell>
          <table:table-cell office:value-type="string" calcext:value-type="string">
            <text:p>É o método mais versátil de se adicionar estilo CSS aos projeto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link&gt;</text:p>
          </table:table-cell>
          <table:table-cell office:value-type="string" calcext:value-type="string">
            <text:p>Esse link criado no HTML é necessário para chamar as alterações criadas no CSS. <text:span text:style-name="T6">&lt;link rel="stylesheet" href="nome.css"&gt;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ras (@)</text:p>
          </table:table-cell>
          <table:table-cell office:value-type="string" calcext:value-type="string">
            <text:p>Tudo que começar com @ é uma regra e deve estar no início do seu CS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.@charset "UTF-8"</text:p>
          </table:table-cell>
          <table:table-cell office:value-type="string" calcext:value-type="string">
            <text:p>Compatibilidade com acentuação. Em casos que o CSS é muito desenvolvido, pode ser que de problemas por causa da acentuação, por isso é importante o uso do <text:span text:style-name="T6">@charset "UTF-8"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ores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Representação por nome da cor</text:p>
          </table:table-cell>
          <table:table-cell office:value-type="string" calcext:value-type="string">
            <text:p>Representação pelo nome da cor. Esse método é o mais limitado, pois não contempla todas as opções de cores possíveis para estilizar. Ex. <text:span text:style-name="T6">style="background-color: blue; color: white;"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ódigo Hexadecimal</text:p>
          </table:table-cell>
          <table:table-cell office:value-type="string" calcext:value-type="string">
            <office:annotation draw:style-name="gr20" draw:text-style-name="P5" svg:width="8.511cm" svg:height="3.836cm" svg:x="45.823cm" svg:y="3.969cm" draw:caption-point-x="-6.915cm" draw:caption-point-y="0.803cm">
              <dc:date>2021-10-18T00:00:00</dc:date>
              <text:p text:style-name="P6"/>
              <text:p text:style-name="P6">A maior diferença é no teu poder de definição das cores, utilizando HEX você consegue definir muito mais precisamente a cor que deseja do que utilizando RGB e o nome literal</text:p>
            </office:annotation>
            <text:p>Representação por 16 algarismos (0,1,2,3,4,5,6,7,8,9,a,b,c,d,e,f). Ex. <text:span text:style-name="T7">style="background-color: #0000ff; color: #ffffff;" </text:span><text:span text:style-name="T8">(Nesse caso as serão azul e branco, respectivamente.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Função (rgb)</text:p>
          </table:table-cell>
          <table:table-cell office:value-type="string" calcext:value-type="string">
            <text:p>Utilizamos o código rgb informando sua proporção diretamente. Ex. <text:span text:style-name="T7">style="background-color: rgb(0, 0, 255); color: rgb(255, 255, 255);"</text:span><text:span text:style-name="T8"> (Nesse caso as serão azul e branco, respectivamente.)</text:span></text:p>
          </table:table-cell>
          <table:table-cell>
            <office:annotation draw:style-name="gr21" draw:text-style-name="P2" svg:width="6.376cm" svg:height="2.355cm" svg:x="41.555cm" svg:y="5.556cm" draw:caption-point-x="-0.539cm" draw:caption-point-y="0.274cm">
              <dc:date>2021-10-18T00:00:00</dc:date>
              <text:p text:style-name="P1"/>
              <text:p text:style-name="P1"/>
              <text:p text:style-name="P1">Basicamente todas as cores são formadas por vermelho, verde e azul.</text:p>
            </office:annotation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Função (hsl)</text:p>
          </table:table-cell>
          <table:table-cell office:value-type="string" calcext:value-type="string">
            <text:p>Todas as cores possuem caracteristicas que são Matiz (h), Saturação(s) e Luminosidade(L). Ex. style="background-color: hsl(240, 100%, 50%); color: hsl(0, 0%, 100%);" (Nesse caso as serão azul e branco, respectivamente.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ransparência (rgba)</text:p>
          </table:table-cell>
          <table:table-cell office:value-type="string" calcext:value-type="string">
            <text:p>Utilizamos o código rgba (red, green,blue e alpha) o alpha representa a transparência. Ex. <text:span text:style-name="T7">style="background-color: rgb(27, 78, 33, 0.205); color: rgb#047000;"</text:span><text:span text:style-name="T8"> (Nesse caso as serão verde e verde, respectivamente.)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ransparência (hsla)</text:p>
          </table:table-cell>
          <table:table-cell office:value-type="string" calcext:value-type="string">
            <text:p>Todas as cores possuem caracteristicas que são Matiz (h), Saturação(s), Luminosidade(L) e (a)alpha. O alpha representa a transparência.. Ex. <text:span text:style-name="T7">style="background-color: hsla(127, 49%, 21%, 0.589); color: hsl(#047000);"</text:span><text:span text:style-name="T8"> (Nesse caso as cores serão verde trasparente e verde.)</text:span>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Script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comentári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uma única linha//</text:p>
          </table:table-cell>
          <table:table-cell office:value-type="string" calcext:value-type="string">
            <text:p>Quando você quer comentar apenas uma linha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/*mais de uma linha de código*/</text:p>
          </table:table-cell>
          <table:table-cell office:value-type="string" calcext:value-type="string">
            <text:p>Quando você quer comentar sobre mais de uma linha. Ótimo para depuração. </text:p>
          </table:table-cell>
          <table:table-cell table:number-columns-repeated="1022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Funções</text:p>
          </table:table-cell>
          <table:table-cell office:value-type="string" calcext:value-type="string">
            <text:p>É um conjunto das linhas de ódigos, também chamadas de bloco, que serão executadas só quando o evento ocorrer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unction ações(parametros{ <text:s text:c="12"/>}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Condiçõe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Condição Simples if</text:p>
          </table:table-cell>
          <table:table-cell office:value-type="string" calcext:value-type="string">
            <office:annotation draw:style-name="gr15" draw:text-style-name="P5" svg:width="7.143cm" svg:height="5.027cm" svg:x="32.171cm" svg:y="4.498cm" draw:caption-point-x="-2.541cm" draw:caption-point-y="0.274cm">
              <dc:date>2021-10-18T00:00:00</dc:date>
              <text:p text:style-name="P6"/>
              <text:p text:style-name="P6">var vel = 78.2</text:p>
              <text:p text:style-name="P6">console.log(`A velocidade do seu carro é ${vel}Km/h`)</text:p>
              <text:p text:style-name="P6">if (vel &gt; 60) {//Condição simpes!</text:p>
              <text:p text:style-name="P6"><text:s text:c="4"/>console.log('Você ultrapassou a velocidade permitida. MULTADO!')</text:p>
              <text:p text:style-name="P6">}</text:p>
              <text:p text:style-name="P6">console.log('Dirija sempre usando cinto de segurança!')</text:p>
            </office:annotation>
            <text:p>Utiliza apenas a condição if. Nesse caso se a condição for falsa, nada vai acontecer e o fluxo do programa seguirá normalmente, mas se for true ela fará o que foi programado no bloco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Condição Composta else</text:p>
          </table:table-cell>
          <table:table-cell office:value-type="string" calcext:value-type="string">
            <office:annotation draw:style-name="gr22" draw:text-style-name="P5" svg:width="6.984cm" svg:height="4.604cm" svg:x="32.171cm" svg:y="5.027cm" draw:caption-point-x="-2.541cm" draw:caption-point-y="0.274cm">
              <dc:date>2021-10-18T00:00:00</dc:date>
              <text:p text:style-name="P6"/>
              <text:p text:style-name="P6">var país = 'EUA'</text:p>
              <text:p text:style-name="P6">console.log (`Vivendo em ${país}`)</text:p>
              <text:p text:style-name="P6">if (país == 'Brasil'){</text:p>
              <text:p text:style-name="P6"><text:s text:c="4"/>console.log('Você é brasileiro')</text:p>
              <text:p text:style-name="P6">} else {</text:p>
              <text:p text:style-name="P6"><text:s text:c="4"/>console.log('Você é estrangeiro!')</text:p>
              <text:p text:style-name="P6">}</text:p>
            </office:annotation>
            <text:p>Utiliza o if e o else. Nesse caso, se a condição for verdadeira executará uma função e caso seja falsa executará outra função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Condições Aninhada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ifelse</text:p>
          </table:table-cell>
          <table:table-cell office:value-type="string" calcext:value-type="string">
            <text:p>Nesse método é possível pegar uma condição composta e colocar outras condições dentro dela. 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Condições Múltiplas</text:p>
          </table:table-cell>
          <table:table-cell office:value-type="string" calcext:value-type="string">
            <text:p>Esse método permite trabalhar outros valores além do sim e do não. Ela possibilita valores <text:span text:style-name="T11">fixos. </text:span>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switch (expressão)</text:p>
          </table:table-cell>
          <table:table-cell office:value-type="string" calcext:value-type="string">
            <text:p>ATENÇÃO: É obrigatório o uso do break ao fim de cada case dentro do switch. <text:s/>Ele só funciona com números interios e caracteres.</text:p>
          </table:table-cell>
          <table:table-cell table:number-columns-repeated="1022"/>
        </table:table-row>
        <table:table-row table:style-name="ro1">
          <table:table-cell table:style-name="ce15"/>
          <table:table-cell table:style-name="ce21" table:number-columns-repeated="1023"/>
        </table:table-row>
        <table:table-row table:style-name="ro1">
          <table:table-cell table:style-name="ce12" office:value-type="string" calcext:value-type="string">
            <text:p>Repetições</text:p>
          </table:table-cell>
          <table:table-cell office:value-type="string" calcext:value-type="string">
            <text:p>Também conhecidas como laços ou interações. Nesse método, a repetição é realizada enquanto for verdadeira e, a partir do momento que a condição for falsa, a repetição é quebrada e seguirá o fluxo natural do programa. 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office:annotation draw:style-name="gr6" draw:text-style-name="P2" svg:width="5.055cm" svg:height="2.276cm" svg:x="4.735cm" svg:y="8.731cm" draw:caption-point-x="1.924cm" draw:caption-point-y="0.274cm">
              <dc:date>2021-10-18T00:00:00</dc:date>
              <text:p text:style-name="P1"/>
              <text:p text:style-name="P1">Estrutura de repetição com teste lógico no início.</text:p>
            </office:annotation>
            <text:p>while(<text:span text:style-name="T9">condição</text:span><text:span text:style-name="T10">)</text:span></text:p>
          </table:table-cell>
          <table:table-cell office:value-type="string" calcext:value-type="string">
            <text:p>Primeiro faz o teste e depois executa o bloco. <text:s/>Nesse método, a repetição é realizada enquanto for verdadeira e, a partir do momento que a condição for falsa, a repetição é <text:s/>quebrada e seguirá o fluxo natural do programa. 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office:annotation draw:style-name="gr6" draw:text-style-name="P2" svg:width="5.055cm" svg:height="2.276cm" svg:x="4.735cm" svg:y="9.26cm" draw:caption-point-x="1.924cm" draw:caption-point-y="0.275cm">
              <dc:date>2021-10-18T00:00:00</dc:date>
              <text:p text:style-name="P1"/>
              <text:p text:style-name="P1">Estrutura de repetição com teste lógico no início.</text:p>
            </office:annotation>
            <text:p>do while(<text:span text:style-name="T9">condição</text:span><text:span text:style-name="T10">)</text:span></text:p>
          </table:table-cell>
          <table:table-cell office:value-type="string" calcext:value-type="string">
            <text:p>Primeiro executa o bloco e depois faz o teste. Nesse método, a repetição é realizada enquanto for verdadeira e, a partir do momento que a condição for falsa, a repetição é <text:s/>quebrada e seguirá o fluxo natural do programa. 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office:annotation draw:style-name="gr5" draw:text-style-name="P2" svg:width="5.055cm" svg:height="2.275cm" svg:x="4.735cm" svg:y="9.79cm" draw:caption-point-x="1.924cm" draw:caption-point-y="0.274cm">
              <dc:date>2021-10-18T00:00:00</dc:date>
              <text:p text:style-name="P1"/>
              <text:p text:style-name="P1">Estrutura de repetição com variável de controle.</text:p>
            </office:annotation>
            <text:p>For(inicio; teste ;incremento)</text:p>
          </table:table-cell>
          <table:table-cell office:value-type="string" calcext:value-type="string">
            <text:p>Na primeira passagem ele inicia e testa e, tendo resultado true para o teste, ele vai executar o bloco abaixo e vai fazer o loop incrementando e repetirá o teste lógico repetindo esse processo quantas vezes forem necessárias até que o resultado do teste lógico seja false. A partir desse momento o comando for será encerrado e o fluxo seguirá normalmente</text:p>
          </table:table-cell>
          <table:table-cell table:number-columns-repeated="1022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a.addEventListener()</text:p>
          </table:table-cell>
          <table:table-cell office:value-type="string" calcext:value-type="string">
            <text:p>Utilizado para fazer a ligação entre o JS e o HTML. Esse método deixa o código mais limpo. 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Variáveis</text:p>
          </table:table-cell>
          <table:table-cell office:value-type="string" calcext:value-type="string">
            <text:p>São espaços da memória onde podemos armazenar dados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Tipos de dado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typeof</text:p>
          </table:table-cell>
          <table:table-cell office:value-type="string" calcext:value-type="string">
            <office:annotation draw:style-name="gr23" draw:text-style-name="P2" svg:width="9.692cm" svg:height="3.705cm" svg:x="31.28cm" svg:y="31.22cm" draw:caption-point-x="-1.65cm" draw:caption-point-y="-16.923cm">
              <dc:date>2021-10-18T00:00:00</dc:date>
              <text:p text:style-name="P1"/>
              <text:p text:style-name="P1">Para strings, typeof retorna“string.”</text:p>
              <text:p text:style-name="P1">Para numbers, typeof retorna“number.”</text:p>
              <text:p text:style-name="P1">Para booleans, typeof retorna“boolean.”</text:p>
              <text:p text:style-name="P1">Para undefined, typeof retorna“undefined.”</text:p>
            </office:annotation>
            <text:p>Utilizado para identificar o tipo de dado utilizado ex, var n = 200 typeof n 'number'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number</text:p>
          </table:table-cell>
          <table:table-cell office:value-type="string" calcext:value-type="string">
            <office:annotation draw:style-name="gr24" draw:text-style-name="P7" svg:width="8.484cm" svg:height="3.44cm" svg:x="30.698cm" svg:y="31.485cm" draw:caption-point-x="-1.068cm" draw:caption-point-y="-16.659cm">
              <dc:date>2021-10-18T00:00:00</dc:date>
              <text:p text:style-name="P3">Administrador:</text:p>
              <text:p text:style-name="P3"><text:span text:style-name="T3">Diferente de outras linguagens, o JS não diferencia numeros reais de inteiros, qualquer tipo de número é considerado </text:span><text:span text:style-name="T3">number.</text:span></text:p>
            </office:annotation>
            <text:p>É qualquer número atribuido a uma variável ex, 5, 18, -12, 0.5, -15.9, 3.14, 8.0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office:value-type="string" calcext:value-type="string">
            <text:p>São cadeias de caracteres. Ex, "google", 'JavaScrip', `Maria`, "2231-6168", '25651-078'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oolean</text:p>
          </table:table-cell>
          <table:table-cell office:value-type="string" calcext:value-type="string">
            <text:p>Boolena, ou lógico, possui apenas esses dois valores true ou false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null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undefin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object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rray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function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Conversão de string para number</text:p>
          </table:table-cell>
          <table:table-cell office:value-type="string" calcext:value-type="string">
            <text:p>Métodos para converter string para number no JS.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umber.parseInt()</text:p>
          </table:table-cell>
          <table:table-cell office:value-type="string" calcext:value-type="string">
            <office:annotation draw:style-name="gr25" draw:text-style-name="P5" svg:width="8.431cm" svg:height="1.311cm" svg:x="30.698cm" svg:y="39.228cm" draw:caption-point-x="-1.068cm" draw:caption-point-y="-19.11cm">
              <dc:date>2021-10-18T00:00:00</dc:date>
              <text:p text:style-name="P6"/>
              <text:p text:style-name="P6">Esse método é utilizado para quando é preciso efetivamente usar um número inteiro.</text:p>
            </office:annotation>
            <text:p>converte um número para um número inteiro. Ex, 1, 12, -23 Obs: O N e o I tem que ser maiúsculos.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umber.parseFloat</text:p>
          </table:table-cell>
          <table:table-cell office:value-type="string" calcext:value-type="string">
            <office:annotation draw:style-name="gr26" draw:text-style-name="P5" svg:width="7.875cm" svg:height="0cm" svg:x="30.698cm" svg:y="39.29cm" draw:caption-point-x="-1.068cm" draw:caption-point-y="-18.643cm">
              <dc:date>2021-10-18T00:00:00</dc:date>
              <text:p text:style-name="P6"/>
              <text:p text:style-name="P6">Esse método é utilizado para quando é preciso efetivamente usar um número real.</text:p>
            </office:annotation>
            <text:p>converte para um número real (com virgula) ex, 5.5, 10,3, -11,02 Obs: O N e o F tem que ser maiúsculos.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umber()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Conversão de number para string</text:p>
          </table:table-cell>
          <table:table-cell office:value-type="string" calcext:value-type="string">
            <text:p>Métodos para converter number para string no JS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String(<text:span text:style-name="T9">número</text:span><text:span text:style-name="T10">)</text:span></text:p>
          </table:table-cell>
          <table:table-cell office:value-type="string" calcext:value-type="string">
            <text:p>Metodo mais simples de converter uma string para number ex, String(A)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número.toString()</text:p>
          </table:table-cell>
          <table:table-cell office:value-type="string" calcext:value-type="string">
            <text:p>Mais um método para converter string para number ex, A.toString()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Formatação de String</text:p>
          </table:table-cell>
          <table:table-cell office:value-type="string" calcext:value-type="string">
            <text:p>Métodos para alterar string criada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`${}`</text:p>
          </table:table-cell>
          <table:table-cell office:value-type="string" calcext:value-type="string">
            <office:annotation draw:style-name="gr27" draw:text-style-name="P5" svg:width="12.859cm" svg:height="2.503cm" svg:x="30.698cm" svg:y="42.598cm" draw:caption-point-x="-1.068cm" draw:caption-point-y="-18.247cm">
              <dc:date>2021-10-18T00:00:00</dc:date>
              <text:p text:style-name="P3"/>
              <text:p text:style-name="P3"><text:span text:style-name="T1">+</text:span></text:p>
              <text:p text:style-name="P3"><text:span text:style-name="T3">'O aluno' + nome + 'com' + idade + 'anos tirou a nota' + nota</text:span></text:p>
              <text:p text:style-name="P3"><text:span text:style-name="T3"/></text:p>
              <text:p text:style-name="P3"><text:span text:style-name="T1">`${}`</text:span></text:p>
              <text:p text:style-name="P3"><text:span text:style-name="T3">`O aluno ${nome} com ${idade} anos tirou a nota ${nota}`</text:span></text:p>
            </office:annotation>
            <text:p>Esse método se chama Placehoder e ele simplifica a concatenação do + ex, `eu estou estudando ${var}` (nesse caso usa-se crase, não aspa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9">var</text:span><text:span text:style-name="T10">.length</text:span></text:p>
          </table:table-cell>
          <table:table-cell office:value-type="string" calcext:value-type="string">
            <text:p>Mostra quantos caracteres a string tem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span text:style-name="T9">var</text:span><text:span text:style-name="T10">.toUpperCase()</text:span></text:p>
          </table:table-cell>
          <table:table-cell office:value-type="string" calcext:value-type="string">
            <text:p>Converte toda string para letras maiúsculas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span text:style-name="T9">var</text:span><text:span text:style-name="T10">.toLoweCase()</text:span></text:p>
          </table:table-cell>
          <table:table-cell office:value-type="string" calcext:value-type="string">
            <text:p>Converte toda string para letras minúsculas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Formatação de Number</text:p>
          </table:table-cell>
          <table:table-cell office:value-type="string" calcext:value-type="string">
            <text:p>Método para alterar numb criado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span text:style-name="T9">var</text:span><text:span text:style-name="T10">.toFixed()</text:span></text:p>
          </table:table-cell>
          <table:table-cell office:value-type="string" calcext:value-type="string">
            <text:p>Aumenta a quantidade de casas decimais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span text:style-name="T9">var</text:span><text:span text:style-name="T10">.toFixed().replace()</text:span></text:p>
          </table:table-cell>
          <table:table-cell office:value-type="string" calcext:value-type="string">
            <text:p>Substitui alguma informação de number ex, var.toFixed(2).replace('.', ',') //Essa função trocaria os pontos por virgulas//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span text:style-name="T9">var</text:span><text:span text:style-name="T10">.toLocaleString</text:span></text:p>
          </table:table-cell>
          <table:table-cell office:value-type="string" calcext:value-type="string">
            <text:p>Inclui o tipo de moeda de um país. <text:span text:style-name="T9">var</text:span><text:span text:style-name="T10">.toLocaleString('pt-BR', {style: 'currency', currency: 'BRL'})</text:span>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22" table:number-columns-repeated="1023"/>
        </table:table-row>
        <table:table-row table:style-name="ro1">
          <table:table-cell table:style-name="ce12" office:value-type="string" calcext:value-type="string">
            <text:p>Operadores Aritméticos</text:p>
          </table:table-cell>
          <table:table-cell office:value-type="string" calcext:value-type="string">
            <text:p>Ordem sequência dos operadores aritméticos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</text:p>
          </table:table-cell>
          <table:table-cell office:value-type="string" calcext:value-type="string">
            <text:p>Soma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-</text:p>
          </table:table-cell>
          <table:table-cell office:value-type="string" calcext:value-type="string">
            <text:p>Subtração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*</text:p>
          </table:table-cell>
          <table:table-cell office:value-type="string" calcext:value-type="string">
            <text:p>Multiplicação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/</text:p>
          </table:table-cell>
          <table:table-cell office:value-type="string" calcext:value-type="string">
            <text:p>Divisão para números reais. Ex, 5/2 = 2,5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%</text:p>
          </table:table-cell>
          <table:table-cell office:value-type="string" calcext:value-type="string">
            <text:p>Divisão interia, não porcentagem. 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**</text:p>
          </table:table-cell>
          <table:table-cell office:value-type="string" calcext:value-type="string">
            <text:p>Potência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Atribuiçõe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Auto-atribuição</text:p>
          </table:table-cell>
          <table:table-cell office:value-type="string" calcext:value-type="string">
            <office:annotation draw:style-name="gr28" draw:text-style-name="P5" svg:width="9.798cm" svg:height="5.557cm" svg:x="31.28cm" svg:y="51.196cm" draw:caption-point-x="-1.65cm" draw:caption-point-y="-17.849cm">
              <dc:date>2021-10-18T00:00:00</dc:date>
              <text:p text:style-name="P6"/>
              <text:p text:style-name="P6">var n = 3</text:p>
              <text:p text:style-name="P6">n = n + 4</text:p>
              <text:p text:style-name="P6">n que iniciou recebendo 3 agora passou a ser n = 7.</text:p>
              <text:p text:style-name="P6">n = n - 5</text:p>
              <text:p text:style-name="P6">Como n havia sido alterado para 7, nesse momento passa a ser 2.</text:p>
              <text:p text:style-name="P6"/>
            </office:annotation>
            <text:p>Alterando o dado recebido pela variável. Exemplos na nota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span text:style-name="T9">var</text:span><text:span text:style-name="T10"> +=</text:span></text:p>
          </table:table-cell>
          <table:table-cell office:value-type="string" calcext:value-type="string">
            <office:annotation draw:style-name="gr29" draw:text-style-name="P2" svg:width="10.089cm" svg:height="5.556cm" svg:x="31.28cm" svg:y="51.329cm" draw:caption-point-x="-1.65cm" draw:caption-point-y="-17.453cm">
              <dc:date>2021-10-18T00:00:00</dc:date>
              <text:p text:style-name="P1">var n = 3</text:p>
              <text:p text:style-name="P1">n = n + 4 pode ser reduzido para n += 4.</text:p>
              <text:p text:style-name="P1">Esse método pode ser usado para todos os operadores, (+=, -=, *=, /=, **=, %=) mas só serve se a mesma variável receber apenas ela mesma.</text:p>
              <text:p text:style-name="P1">Ex, n = x + 4 (nesse formato não é possível utilizar o encurtamento pois trata outra variável também)</text:p>
            </office:annotation>
            <text:p>Metodo para encurtar o código. Exemplo na nota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+</text:p>
          </table:table-cell>
          <table:table-cell office:value-type="string" calcext:value-type="string">
            <text:p>Soma <text:s/>1 (um) Ex, var x = 1 //Se colocar x++ a variável passa a ser 2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--</text:p>
          </table:table-cell>
          <table:table-cell office:value-type="string" calcext:value-type="string">
            <text:p>Subtrai 1 (um) Ex, var x = 1 //Se colocar x-- a variável passa a ser 0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Operadores relacionais</text:p>
          </table:table-cell>
          <table:table-cell office:value-type="string" calcext:value-type="string">
            <office:annotation draw:style-name="gr30" draw:text-style-name="P4" svg:width="12.673cm" svg:height="3.598cm" svg:x="31.28cm" svg:y="52.652cm" draw:caption-point-x="-1.65cm" draw:caption-point-y="-17.188cm">
              <dc:date>2021-10-18T00:00:00</dc:date>
              <text:p text:style-name="P3">Administrador:</text:p>
              <text:p text:style-name="P3"><text:span text:style-name="T2">Exemplos: </text:span></text:p>
              <text:p text:style-name="P3"><text:span text:style-name="T2">var preco &gt;= 200.50 // o preço é maior ou igual a 200.50?</text:span></text:p>
              <text:p text:style-name="P3"><text:span text:style-name="T2">idade &lt; 18 // a idade é menor que 18?</text:span></text:p>
              <text:p text:style-name="P3"><text:span text:style-name="T2">Curso == 'JavaScript' // O surso é JavaScript? (também executa string)</text:span></text:p>
              <text:p text:style-name="P3"><text:span text:style-name="T2">n1 != n2 <text:s/>// o primeiro número é diferente do segundo?</text:span></text:p>
            </office:annotation>
            <text:p>Para toda expressão que tenha um operador relacional ligado a ela, o resultado será boleano. Ou seja, será um valor do tipo verdadeiro ou falso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&gt;</text:p>
          </table:table-cell>
          <table:table-cell office:value-type="string" calcext:value-type="string">
            <text:p>Maior ex, 5 &gt; 2 = tru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&lt;</text:p>
          </table:table-cell>
          <table:table-cell office:value-type="string" calcext:value-type="string">
            <text:p>Menor ex, 7&lt;4 = fals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&gt;=</text:p>
          </table:table-cell>
          <table:table-cell office:value-type="string" calcext:value-type="string">
            <text:p>Maior ou igual ex, 8 &gt;= 8 = tru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&lt;=</text:p>
          </table:table-cell>
          <table:table-cell office:value-type="string" calcext:value-type="string">
            <text:p>Menor ou igual ex, 9 &lt;= 7 = fals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==</text:p>
          </table:table-cell>
          <table:table-cell office:value-type="string" calcext:value-type="string">
            <text:p>Igual ex, 5 == 5 = true. Obs: Não serve para identificar a identidade dos valores. Ex, 5 = = '5' = true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!=</text:p>
          </table:table-cell>
          <table:table-cell office:value-type="string" calcext:value-type="string">
            <text:p>Diferente ex, 4 != 4 = fals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Operador de identidade</text:p>
          </table:table-cell>
          <table:table-cell office:value-type="string" calcext:value-type="string">
            <text:p>Também conhecido como operador de igualdade restrita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===</text:p>
          </table:table-cell>
          <table:table-cell office:value-type="string" calcext:value-type="string">
            <text:p>Testa se se tem o mesmo tipo e valor. Ex, 5 === '5' = false. 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Operadores Lógico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&amp;&amp;</text:p>
          </table:table-cell>
          <table:table-cell office:value-type="string" calcext:value-type="string">
            <office:annotation draw:style-name="gr27" draw:text-style-name="P2" svg:width="4.216cm" svg:height="2.791cm" svg:x="31.28cm" svg:y="58.34cm" draw:caption-point-x="-1.65cm" draw:caption-point-y="-17.585cm">
              <dc:date>2021-10-18T00:00:00</dc:date>
              <text:p text:style-name="P1"/>
              <text:p text:style-name="P1">&amp;&amp;</text:p>
              <text:p text:style-name="P1">true + true = true</text:p>
              <text:p text:style-name="P1">true + false = false</text:p>
              <text:p text:style-name="P1">false + true = false</text:p>
              <text:p text:style-name="P1">false + false = false</text:p>
              <text:p text:style-name="P1"/>
            </office:annotation>
            <text:p>Conjução Ex, eu quero uma caneta azul E uma vermelha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!</text:p>
          </table:table-cell>
          <table:table-cell office:value-type="string" calcext:value-type="string">
            <office:annotation draw:style-name="gr31" draw:text-style-name="P2" svg:width="4.216cm" svg:height="1.72cm" svg:x="31.28cm" svg:y="58.604cm" draw:caption-point-x="-1.65cm" draw:caption-point-y="-17.319cm">
              <dc:date>2021-10-18T00:00:00</dc:date>
              <text:p text:style-name="P1"/>
              <text:p text:style-name="P1">! true = false</text:p>
              <text:p text:style-name="P1"><text:s text:c="2"/>false = true</text:p>
            </office:annotation>
            <text:p>Negação Ex, eu não quero nenhuma caneta que não seja azul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||</text:p>
          </table:table-cell>
          <table:table-cell office:value-type="string" calcext:value-type="string">
            <office:annotation draw:style-name="gr32" draw:text-style-name="P4" svg:width="4.216cm" svg:height="2.778cm" svg:x="31.28cm" svg:y="59.928cm" draw:caption-point-x="-1.65cm" draw:caption-point-y="-18.114cm">
              <dc:date>2021-10-18T00:00:00</dc:date>
              <text:p text:style-name="P3"/>
              <text:p text:style-name="P3"><text:span text:style-name="T2">|| </text:span></text:p>
              <text:p text:style-name="P3"><text:span text:style-name="T2">true + true = true</text:span></text:p>
              <text:p text:style-name="P3"><text:span text:style-name="T2">true + false = true</text:span></text:p>
              <text:p text:style-name="P3"><text:span text:style-name="T2">false + true = true</text:span></text:p>
              <text:p text:style-name="P3"><text:span text:style-name="T2">false + false = false</text:span></text:p>
            </office:annotation>
            <text:p>Disjunção Ex, eu quero uma caneta azul OU uma vermelha.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obs:</text:p>
          </table:table-cell>
          <table:table-cell table:style-name="ce23" office:value-type="string" calcext:value-type="string">
            <text:p>Caso apareça mais de um operador lógico em uma expreção, a ordem de resolução será &amp;&amp;, ! e ||</text:p>
          </table:table-cell>
          <table:table-cell table:style-name="ce22" table:number-columns-repeated="1022"/>
        </table:table-row>
        <table:table-row table:style-name="ro2">
          <table:table-cell table:style-name="ce12" office:value-type="string" calcext:value-type="string">
            <text:p>Ordem de precedência dos operadores</text:p>
          </table:table-cell>
          <table:table-cell office:value-type="string" calcext:value-type="string">
            <office:annotation draw:style-name="gr33" draw:text-style-name="P5" svg:width="11.139cm" svg:height="6.748cm" svg:x="31.28cm" svg:y="61.912cm" draw:caption-point-x="-1.65cm" draw:caption-point-y="-18.908cm">
              <dc:date>2021-10-18T00:00:00</dc:date>
              <text:p text:style-name="P6"/>
              <text:p text:style-name="P6">Ex: 6 * 2 / 2</text:p>
              <text:p text:style-name="P6">Será feito o cálculo da esquerda pra direita porque a multiplicação e a divisão tem a mesma ordem de precedência.</text:p>
            </office:annotation>
            <text:p>primeiro (), em segundo as potências, em terceiro *, /, % e por último + e - (caso mais de um desses aparecer em uma expressão será lido da esquerda para a direita.</text:p>
          </table:table-cell>
          <table:table-cell table:number-columns-repeated="1022"/>
        </table:table-row>
        <table:table-row table:style-name="ro1">
          <table:table-cell table:style-name="ce12"/>
          <table:table-cell table:number-columns-repeated="1023"/>
        </table:table-row>
        <table:table-row table:style-name="ro3">
          <table:table-cell table:style-name="ce18" office:value-type="string" calcext:value-type="string">
            <text:p>obs: </text:p>
          </table:table-cell>
          <table:table-cell table:style-name="ce23" office:value-type="string" calcext:value-type="string">
            <text:p>Caso haja operadores aritméticos, relacionais e lógicos na mesma expreção ela será feita nesta ordem, respectivamente.</text:p>
          </table:table-cell>
          <table:table-cell table:style-name="ce22" table:number-columns-repeated="1022"/>
        </table:table-row>
        <table:table-row table:style-name="ro1">
          <table:table-cell table:style-name="ce19" office:value-type="string" calcext:value-type="string">
            <text:p>Operadores Ternários</text:p>
          </table:table-cell>
          <table:table-cell table:style-name="ce24" office:value-type="string" calcext:value-type="string">
            <text:p>Esse operador se chama ternário por que ele tem três partes (teste ? true : false)</text:p>
          </table:table-cell>
          <table:table-cell table:style-name="ce24" table:number-columns-repeated="1022"/>
        </table:table-row>
        <table:table-row table:style-name="ro1">
          <table:table-cell table:style-name="ce19" office:value-type="string" calcext:value-type="string">
            <text:p>?</text:p>
          </table:table-cell>
          <table:table-cell table:style-name="ce24" office:value-type="string" calcext:value-type="string">
            <office:annotation draw:style-name="gr34" draw:text-style-name="P4" svg:width="11.959cm" svg:height="5.9cm" svg:x="31.28cm" svg:y="62.838cm" draw:caption-point-x="-1.65cm" draw:caption-point-y="-17.056cm">
              <dc:date>2021-10-18T00:00:00</dc:date>
              <text:p text:style-name="P3">Administrador:</text:p>
              <text:p text:style-name="P3"><text:span text:style-name="T2"/></text:p>
              <text:p text:style-name="P3"><text:span text:style-name="T2">var x = 8</text:span></text:p>
              <text:p text:style-name="P3"><text:span text:style-name="T2"/></text:p>
              <text:p text:style-name="P3"><text:span text:style-name="T2"/></text:p>
              <text:p text:style-name="P3"><text:span text:style-name="T2">var res = x % 2 == 0 ? 5 : 9</text:span></text:p>
              <text:p text:style-name="P3"><text:span text:style-name="T2"/></text:p>
              <text:p text:style-name="P3"><text:span text:style-name="T2">res = 5</text:span></text:p>
              <text:p text:style-name="P3"><text:span text:style-name="T2"/></text:p>
              <text:p text:style-name="P3"><text:span text:style-name="T2">Veja que de acordo com o resultado da expressão o resultado só pode ser 5 (se for </text:span><text:span text:style-name="T2">verdadeiro) ou 9 (senão é falso)</text:span></text:p>
            </office:annotation>
            <text:p>funciona como um SE no caso do resultado ser true. <text:span text:style-name="T11">Exemplo na nota</text:span></text:p>
          </table:table-cell>
          <table:table-cell table:style-name="ce24" table:number-columns-repeated="1022"/>
        </table:table-row>
        <table:table-row table:style-name="ro1">
          <table:table-cell table:style-name="ce19" office:value-type="string" calcext:value-type="string">
            <text:p>:</text:p>
          </table:table-cell>
          <table:table-cell table:style-name="ce24" office:value-type="string" calcext:value-type="string">
            <text:p>Funciona como um SENÃO no caso do resultado ser false. <text:span text:style-name="T11">Exemplo na nota</text:span></text:p>
          </table:table-cell>
          <table:table-cell table:style-name="ce24" table:number-columns-repeated="1022"/>
        </table:table-row>
        <table:table-row table:style-name="ro1">
          <table:table-cell table:style-name="ce20"/>
          <table:table-cell table:style-name="ce25" table:number-columns-repeated="1023"/>
        </table:table-row>
        <table:table-row table:style-name="ro1">
          <table:table-cell table:style-name="ce12" office:value-type="string" calcext:value-type="string">
            <text:p>let ou var</text:p>
          </table:table-cell>
          <table:table-cell office:value-type="string" calcext:value-type="string">
            <text:p>Ambas podem ser utilizadas, porém a let é a mais atual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entificadores</text:p>
          </table:table-cell>
          <table:table-cell office:value-type="string" calcext:value-type="string">
            <office:annotation draw:style-name="gr35" draw:text-style-name="P5" svg:width="10.513cm" svg:height="9.975cm" svg:x="30.698cm" svg:y="66.675cm" draw:caption-point-x="-1.068cm" draw:caption-point-y="-18.776cm">
              <dc:date>2021-10-18T00:00:00</dc:date>
              <text:p text:style-name="P6"/>
              <text:p text:style-name="P6">* Podem começar com letra, $ ou _</text:p>
              <text:p text:style-name="P6">*Não podem começar com números</text:p>
              <text:p text:style-name="P6">*É possível usar letras ou números</text:p>
              <text:p text:style-name="P6">*Épossível usar acentos e simbolos</text:p>
              <text:p text:style-name="P6">*Não podem conter espaços</text:p>
              <text:p text:style-name="P6">*Não podem ser palavras reservadas ex, funciontion, alert</text:p>
              <text:p text:style-name="P6">* Maiúsculas e minúsculas fazem diferença</text:p>
              <text:p text:style-name="P6">*Tente escolher nomes coerentes para as variáveis</text:p>
              <text:p text:style-name="P6">*Evite se tornar um "programador alfabeto" ou um "programador contador"</text:p>
            </office:annotation>
            <text:p>Identificador é o nome de cada variável. <text:s/>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=</text:p>
          </table:table-cell>
          <table:table-cell office:value-type="string" calcext:value-type="string">
            <text:p>Denomina-se RECEBE, não igual. É utilizada para atribuir um dado a uma var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</text:p>
          </table:table-cell>
          <table:table-cell office:value-type="string" calcext:value-type="string">
            <office:annotation draw:style-name="gr36" draw:text-style-name="P5" svg:width="9.666cm" svg:height="5.98cm" svg:x="30.698cm" svg:y="66.939cm" draw:caption-point-x="-1.068cm" draw:caption-point-y="-17.982cm">
              <dc:date>2021-10-18T00:00:00</dc:date>
              <text:p text:style-name="P6"/>
              <text:p text:style-name="P6">ex de string + variável, ("tudo bem com você, " + nome "?") </text:p>
              <text:p text:style-name="P6">ex de soma var s = 1 + 1</text:p>
            </office:annotation>
            <text:p>Concatenação ou soma. string + string para concatenação e number + number para soma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null</text:p>
          </table:table-cell>
          <table:table-cell office:value-type="string" calcext:value-type="string">
            <text:p>Significa que essa variável ficará nula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cript&gt;</text:p>
          </table:table-cell>
          <table:table-cell office:value-type="string" calcext:value-type="string">
            <text:p>Espaço onde serão desenvolvidos os comandos de J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.alert ()</text:p>
          </table:table-cell>
          <table:table-cell office:value-type="string" calcext:value-type="string">
            <text:p>Dispara uma janela com uma mensagem do tipo alerta antes de carregar a página. Ex, window.alert('Minha primeira mensagem'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.confirm ()</text:p>
          </table:table-cell>
          <table:table-cell office:value-type="string" calcext:value-type="string">
            <text:p>Dispara uma mensagem onde o usuário pode optar por uma resposta padrão. ex, window.confirm('Está gostando de JS?'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.prompt ()</text:p>
          </table:table-cell>
          <table:table-cell office:value-type="string" calcext:value-type="string">
            <office:annotation draw:style-name="gr6" draw:text-style-name="P5" svg:width="8.748cm" svg:height="2.276cm" svg:x="30.698cm" svg:y="73.289cm" draw:caption-point-x="-1.068cm" draw:caption-point-y="-21.686cm">
              <dc:date>2021-10-18T00:00:00</dc:date>
              <text:p text:style-name="P6"/>
              <text:p text:style-name="P6">Obs: Esse comando retorna apenas string.</text:p>
            </office:annotation>
            <text:p>Exibe uma caixa de diálogo com uma mensagem opcional solicitando ao usuário a entrada de algum texto. ex, window.prompt('Qual é o seu nome?'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.random()</text:p>
          </table:table-cell>
          <table:table-cell office:value-type="string" calcext:value-type="string">
            <text:p>sorteia número aleatório, porém, exibirá número com diversas casa decimais. Ex, 2.15564654984654984319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Int()</text:p>
          </table:table-cell>
          <table:table-cell office:value-type="string" calcext:value-type="string">
            <text:p>Transforma número decimais em números inteiro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Int(Math.random()*<text:span text:style-name="T9">n </text:span><text:span text:style-name="T10">)</text:span></text:p>
          </table:table-cell>
          <table:table-cell office:value-type="string" calcext:value-type="string">
            <text:p>Utilizado para fazer sorteio aleatório de números inteiros. O n representa o número de elementos da lista a ser sorteada.</text:p>
          </table:table-cell>
          <table:table-cell table:number-columns-repeated="1022"/>
        </table:table-row>
        <table:table-row table:style-name="ro1">
          <table:table-cell table:style-name="ce21" table:number-columns-repeated="1024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ocument Object Model é um facilitador de acesso aos elementos de HTML5 diretamente no J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ionando elementos</text:p>
          </table:table-cell>
          <table:table-cell office:value-type="string" calcext:value-type="string">
            <text:p>Utilizados para navegar na árvore DO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étodos de acesso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 Marca</text:p>
          </table:table-cell>
          <table:table-cell office:value-type="string" calcext:value-type="string">
            <office:annotation draw:style-name="gr37" draw:text-style-name="P7" svg:width="12.356cm" svg:height="8.414cm" svg:x="32.171cm" svg:y="73.025cm" draw:caption-point-x="-2.541cm" draw:caption-point-y="-17.188cm">
              <dc:date>2021-10-18T00:00:00</dc:date>
              <text:p text:style-name="P3">Administrador:</text:p>
              <text:p text:style-name="P3"><text:span text:style-name="T3">&lt;/head&gt;</text:span></text:p>
              <text:p text:style-name="P3"><text:span text:style-name="T3">&lt;body&gt;</text:span></text:p>
              <text:p text:style-name="P3"><text:span text:style-name="T3"><text:s text:c="4"/></text:span><text:span text:style-name="T3">&lt;h1&gt;Iniciando estudos com DOM&lt;/h1&gt;</text:span></text:p>
              <text:p text:style-name="P3"><text:span text:style-name="T3"><text:s text:c="4"/></text:span><text:span text:style-name="T3">&lt;p&gt;Aqui vai o resultado&lt;/p&gt;</text:span></text:p>
              <text:p text:style-name="P3"><text:span text:style-name="T3"><text:s text:c="4"/></text:span><text:span text:style-name="T3">&lt;p&gt;Aprendendo a a usar o &lt;strong&gt;DOM&lt;/strong&gt; em JavaScript&lt;/p&gt; </text:span></text:p>
              <text:p text:style-name="P3"><text:span text:style-name="T3"><text:s text:c="4"/></text:span><text:span text:style-name="T3">&lt;div&gt;Clique em mim&lt;/div&gt;</text:span></text:p>
              <text:p text:style-name="P3"><text:span text:style-name="T3"><text:s text:c="4"/></text:span><text:span text:style-name="T3">&lt;script&gt;</text:span></text:p>
              <text:p text:style-name="P3"><text:span text:style-name="T3"><text:s text:c="8"/></text:span><text:span text:style-name="T1">var p1 = window.document.get.ElementByTagName('p')[0]</text:span></text:p>
              <text:p text:style-name="P3"><text:span text:style-name="T1"><text:s text:c="8"/></text:span><text:span text:style-name="T1">window.document.wirte(p1.innerText)</text:span></text:p>
              <text:p text:style-name="P3"><text:span text:style-name="T3"><text:s text:c="4"/></text:span><text:span text:style-name="T3">&lt;/script&gt;</text:span></text:p>
              <text:p text:style-name="P3"><text:span text:style-name="T3">&lt;/body&gt;</text:span></text:p>
              <text:p text:style-name="P3"><text:span text:style-name="T3"/></text:p>
              <text:p text:style-name="P3"><text:span text:style-name="T3">Nesse método foi possível pegar o primeiro parágrafo indicando entre [] qual parágrafo eu queria, pois </text:span><text:span text:style-name="T3">nesse código contem 2 parágrafos. Dessa forma é possível modificar coisas diferentes na página. </text:span></text:p>
            </office:annotation>
            <text:p>também chamdo como método de seleção por tag name ex, <text:span text:style-name="T7">getElementsByTagName()[]</text:span><text:span text:style-name="T8"> Quando quero modificar mais um objeto o ideal é esse método.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 ID</text:p>
          </table:table-cell>
          <table:table-cell office:value-type="string" calcext:value-type="string">
            <text:p>É possível identificar e modificar um elemento pelo id. Ex, por div, tag, etc <text:span text:style-name="T7">getElementById()</text:span><text:span text:style-name="T8">. Quando quero modificar apenas um objeto o ideal é esse método.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 Nome</text:p>
          </table:table-cell>
          <table:table-cell office:value-type="string" calcext:value-type="string">
            <text:p>Nesse caso é possivel alterar os elementos utilizando o nome <text:span text:style-name="T7">getElementByName()</text:span><text:span text:style-name="T8"> Quando quero modificar mais um objeto esse também é o ideal.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 Classe</text:p>
          </table:table-cell>
          <table:table-cell office:value-type="string" calcext:value-type="string">
            <text:p>Esse é utilizado para modificar conjuntos <text:span text:style-name="T6">GetElementByClassName()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 Seletor</text:p>
          </table:table-cell>
          <table:table-cell office:value-type="string" calcext:value-type="string">
            <office:annotation draw:style-name="gr5" draw:text-style-name="P4" svg:width="4.215cm" svg:height="2.275cm" svg:x="32.171cm" svg:y="75.142cm" draw:caption-point-x="-2.541cm" draw:caption-point-y="-17.189cm">
              <dc:date>2021-10-18T00:00:00</dc:date>
              <text:p text:style-name="P3">Administrador:</text:p>
              <text:p text:style-name="P3"><text:span text:style-name="T2">Toda DIV é representada por ponto (#) e toda classe (.)</text:span></text:p>
            </office:annotation>
            <text:p>Obs: Apesar de ser mais prático, é um método mais recente, logo, por enquanto, será menos visto no sites que já existentes. Ex, querySlector(div#<text:span text:style-name="T9">nome da div</text:span><text:span text:style-name="T10">) 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ventos DOM</text:p>
          </table:table-cell>
          <table:table-cell office:value-type="string" calcext:value-type="string">
            <text:p>Evento é tudo aquilo que possa acontecer com um elemento. Ex, eventos de mouse (mouseenter, mousemove, mousedown, mouseup, click, mouse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a o valor calculado para ser reacessado no decorrer do códig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ument.write()</text:p>
          </table:table-cell>
          <table:table-cell office:value-type="string" calcext:value-type="string">
            <office:annotation draw:style-name="gr5" draw:text-style-name="P4" svg:width="11.359cm" svg:height="2.275cm" svg:x="30.037cm" svg:y="59.796cm" draw:caption-point-x="-0.407cm" draw:caption-point-y="0.274cm">
              <dc:date>2021-10-18T00:00:00</dc:date>
              <text:p text:style-name="P3"/>
              <text:p text:style-name="P3">Outros exemplos:</text:p>
              <text:p text:style-name="P3"><text:span text:style-name="T2">document.write("&lt;h1&gt;" + variave +"&lt;h1&gt;") </text:span></text:p>
              <text:p text:style-name="P3"><text:span text:style-name="T2">document.write("&lt;strong&gt;" + variave +"&lt;/strong&gt;") </text:span></text:p>
            </office:annotation>
            <text:p>Insere diretamente no HTML o que você quer escrever sem a criação inicial do HTML. Ex: document.write("&lt;p&gt;" + <text:span text:style-name="T11">variave +"&lt;/p&gt;") 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alho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t+shift+F</text:p>
          </table:table-cell>
          <table:table-cell office:value-type="string" calcext:value-type="string">
            <text:p>alinha o código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rl+k+s</text:p>
          </table:table-cell>
          <table:table-cell office:value-type="string" calcext:value-type="string">
            <text:p>Salva todos os arquivos ao mesmo tempo. Rx, HTML, CSS, JS, etc.</text:p>
          </table:table-cell>
          <table:table-cell table:number-columns-repeated="1022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buntu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4">
          <table:table-cell office:value-type="string" calcext:value-type="string">
            <text:p>Atalhos</text:p>
          </table:table-cell>
          <table:table-cell/>
        </table:table-row>
        <table:table-row table:style-name="ro4">
          <table:table-cell office:value-type="string" calcext:value-type="string">
            <text:p>Ctrl + Alt + T</text:p>
          </table:table-cell>
          <table:table-cell office:value-type="string" calcext:value-type="string">
            <text:p>Abrir terminal</text:p>
          </table:table-cell>
        </table:table-row>
        <table:table-row table:style-name="ro4">
          <table:table-cell office:value-type="string" calcext:value-type="string">
            <text:p>Ctrl + D</text:p>
          </table:table-cell>
          <table:table-cell office:value-type="string" calcext:value-type="string">
            <text:p>Fechar terminal</text:p>
          </table:table-cell>
        </table:table-row>
        <table:table-row table:style-name="ro4">
          <table:table-cell office:value-type="string" calcext:value-type="string">
            <text:p>Ctrl + L </text:p>
          </table:table-cell>
          <table:table-cell office:value-type="string" calcext:value-type="string">
            <text:p>Limpar terminal</text:p>
          </table:table-cell>
        </table:table-row>
        <table:table-row table:style-name="ro5">
          <table:table-cell office:value-type="string" calcext:value-type="string">
            <text:p>sudo</text:p>
          </table:table-cell>
          <table:table-cell office:value-type="string" calcext:value-type="string">
            <text:p><text:span text:style-name="T12">Comando temporário para controle pelo root. </text:span><text:span text:style-name="T13">Permite, temporariamente, total controle do sistema pelo terminal.</text:span></text:p>
          </table:table-cell>
        </table:table-row>
        <table:table-row table:style-name="ro4">
          <table:table-cell office:value-type="string" calcext:value-type="string">
            <text:p>su </text:p>
          </table:table-cell>
          <table:table-cell office:value-type="string" calcext:value-type="string">
            <text:p>Comando para controle contínuo pelo root (para sair basta digitar exit). Permite total controle do sistema pelo terminal.</text:p>
          </table:table-cell>
        </table:table-row>
        <table:table-row table:style-name="ro4">
          <table:table-cell office:value-type="string" calcext:value-type="string">
            <text:p>sudo apt update</text:p>
          </table:table-cell>
          <table:table-cell office:value-type="string" calcext:value-type="string">
            <text:p>Busca atualizações disponíveis dos repositórios dos softwares.</text:p>
          </table:table-cell>
        </table:table-row>
        <table:table-row table:style-name="ro4">
          <table:table-cell office:value-type="string" calcext:value-type="string">
            <text:p>sudo apt upgrade</text:p>
          </table:table-cell>
          <table:table-cell office:value-type="string" calcext:value-type="string">
            <text:p>Atualiza os pacotes instalados que tem atualizações disponíveis.</text:p>
          </table:table-cell>
        </table:table-row>
        <table:table-row table:style-name="ro4">
          <table:table-cell office:value-type="string" calcext:value-type="string">
            <text:p>sudo apt install</text:p>
          </table:table-cell>
          <table:table-cell office:value-type="string" calcext:value-type="string">
            <text:p>Utilizado para instalar um pacote.</text:p>
          </table:table-cell>
        </table:table-row>
        <table:table-row table:style-name="ro4">
          <table:table-cell office:value-type="string" calcext:value-type="string">
            <text:p>sudo apt remove</text:p>
          </table:table-cell>
          <table:table-cell office:value-type="string" calcext:value-type="string">
            <text:p>Utilizado para remover pacotes instalados.</text:p>
          </table:table-cell>
        </table:table-row>
        <table:table-row table:style-name="ro4">
          <table:table-cell office:value-type="string" calcext:value-type="string">
            <text:p>sudo apt autoremove</text:p>
          </table:table-cell>
          <table:table-cell office:value-type="string" calcext:value-type="string">
            <text:p>Remove pacotes que não são necessários no sistema. </text:p>
          </table:table-cell>
        </table:table-row>
        <table:table-row table:style-name="ro4">
          <table:table-cell office:value-type="string" calcext:value-type="string">
            <text:p>sudo apt autoclean</text:p>
          </table:table-cell>
          <table:table-cell office:value-type="string" calcext:value-type="string">
            <text:p>Remove pacotes obsoletos, comando utilizado para limpeza do sistema.</text:p>
          </table:table-cell>
        </table:table-row>
        <table:table-row table:style-name="ro4">
          <table:table-cell office:value-type="string" calcext:value-type="string">
            <text:p>sudo apt search</text:p>
          </table:table-cell>
          <table:table-cell office:value-type="string" calcext:value-type="string">
            <text:p>Pesquisa um pacote diretamente no terminal.</text:p>
          </table:table-cell>
        </table:table-row>
        <table:table-row table:style-name="ro4">
          <table:table-cell office:value-type="string" calcext:value-type="string">
            <text:p>man apt</text:p>
          </table:table-cell>
          <table:table-cell office:value-type="string" calcext:value-type="string">
            <text:p>Manual do apt. Apresenta uma descrição curta do que um comando apt pode fazer.</text:p>
          </table:table-cell>
        </table:table-row>
        <table:table-row table:style-name="ro6">
          <table:table-cell office:value-type="string" calcext:value-type="string">
            <text:p>hostnamectl</text:p>
          </table:table-cell>
          <table:table-cell office:value-type="string" calcext:value-type="string">
            <text:p>Verificar a versão do Ubuntu</text:p>
          </table:table-cell>
        </table:table-row>
      </table:table>
      <table:table table:name="VS code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row table:style-name="ro4">
          <table:table-cell office:value-type="string" calcext:value-type="string">
            <text:p>Atalhos</text:p>
          </table:table-cell>
          <table:table-cell/>
        </table:table-row>
        <table:table-row table:style-name="ro4">
          <table:table-cell office:value-type="string" calcext:value-type="string">
            <text:p>Ctrl + alt + N</text:p>
          </table:table-cell>
          <table:table-cell office:value-type="string" calcext:value-type="string">
            <text:p>abre o terminal direto no output e testa pelo Node o funcionamento do código.</text:p>
          </table:table-cell>
        </table:table-row>
        <table:table-row table:style-name="ro4">
          <table:table-cell office:value-type="string" calcext:value-type="string">
            <text:p>ctrl +shift + P</text:p>
          </table:table-cell>
          <table:table-cell office:value-type="string" calcext:value-type="string">
            <text:p>abre a paleta de comando.</text:p>
          </table:table-cell>
        </table:table-row>
        <table:table-row table:style-name="ro4">
          <table:table-cell office:value-type="string" calcext:value-type="string">
            <text:p>envelopar</text:p>
          </table:table-cell>
          <table:table-cell office:value-type="string" calcext:value-type="string">
            <text:p>selecionar um trecho do código, abrir a paleta de comando e selecionar &gt;Emment wrap whith abbreviation, iniciar a tag desejada e teclar Enter.</text:p>
          </table:table-cell>
        </table:table-row>
        <table:table-row table:style-name="ro4">
          <table:table-cell office:value-type="string" calcext:value-type="string">
            <text:p>Abrir navegador</text:p>
          </table:table-cell>
          <table:table-cell office:value-type="string" calcext:value-type="string">
            <text:p>Clicar em ctrl + shift + P e selecionar Liver server: open with live server e teclar Enter</text:p>
          </table:table-cell>
        </table:table-row>
      </table:table>
      <table:table table:name="Markdown" table:style-name="ta5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**negrito**</text:p>
          </table:table-cell>
          <table:table-cell office:value-type="string" calcext:value-type="string">
            <text:p>Utilizado para colocar uma palavra em negrito. Também pode ser utilisado dois underlines de cada lado da palavra __negrito_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*itálico**</text:p>
          </table:table-cell>
          <table:table-cell office:value-type="string" calcext:value-type="string">
            <text:p>Utilizado para colocar uma palavra em itálico. Também pode ser utilisado um de cada lado da palavra underline _itálico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~riscada</text:p>
          </table:table-cell>
          <table:table-cell office:value-type="string" calcext:value-type="string">
            <text:p>Utilizada para <text:s/>riscar uma palavra ̶R̶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Título</text:p>
          </table:table-cell>
          <table:table-cell office:value-type="string" calcext:value-type="string">
            <text:p>Título de nível u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Título </text:p>
          </table:table-cell>
          <table:table-cell office:value-type="string" calcext:value-type="string">
            <text:p>Título de nível doi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#Título</text:p>
          </table:table-cell>
          <table:table-cell office:value-type="string" calcext:value-type="string">
            <text:p>Título de nível três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ítulo <text:s text:c="7"/>***</text:p>
          </table:table-cell>
          <table:table-cell office:value-type="string" calcext:value-type="string">
            <text:p>Usado para sublinhar um títul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__*misturar*__</text:p>
          </table:table-cell>
          <table:table-cell office:value-type="string" calcext:value-type="string">
            <text:p>Usado para misturar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ista numerada. Inicia uma lista com um número.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*Teste</text:p>
          </table:table-cell>
          <table:table-cell office:value-type="string" calcext:value-type="string">
            <text:p>Lista demarc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descrição link](https:/github)</text:p>
          </table:table-cell>
          <table:table-cell office:value-type="string" calcext:value-type="string">
            <text:p>Usado para incluir li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descrição imagem(link da imagem)</text:p>
          </table:table-cell>
          <table:table-cell office:value-type="string" calcext:value-type="string">
            <text:p>Usado para incluir imagem</text:p>
          </table:table-cell>
          <table:table-cell table:number-columns-repeated="1022"/>
        </table:table-row>
        <table:table-row table:style-name="ro7">
          <table:table-cell table:style-name="ce12" office:value-type="string" calcext:value-type="string">
            <text:p>Num | Nome | Nota <text:s text:c="56"/>--|--|-- <text:s text:c="68"/>1--|2--|--3</text:p>
          </table:table-cell>
          <table:table-cell office:value-type="string" calcext:value-type="string">
            <text:p>Estrutura usada para tabe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`document.getElementById()`</text:p>
          </table:table-cell>
          <table:table-cell office:value-type="string" calcext:value-type="string">
            <text:p>Dua crases `` com o elemento que quer em programação</text:p>
          </table:table-cell>
          <table:table-cell table:number-columns-repeated="1022"/>
        </table:table-row>
        <table:table-row table:style-name="ro8">
          <table:table-cell table:style-name="ce12" office:value-type="string" calcext:value-type="string">
            <text:p>``` <text:s text:c="66"/>var c = 7 <text:s text:c="60"/>var g = 3 console.log(c + 3) <text:s text:c="31"/>```</text:p>
          </table:table-cell>
          <table:table-cell office:value-type="string" calcext:value-type="string">
            <text:p>Para colocar uma linha ou mais de programação deve estar entre três crases ```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emoji</text:p>
          </table:table-cell>
          <table:table-cell office:value-type="string" calcext:value-type="string">
            <text:p>Para fazer emojis. 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<text:a xlink:href="mailto:.@pessoas" xlink:type="simple">.@pessoas</text:a></text:p>
          </table:table-cell>
          <table:table-cell office:value-type="string" calcext:value-type="string">
            <text:p>Marca pessoas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TML" style:display-name="PageStyle_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S" style:display-name="PageStyle_C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kdown" style:display-name="PageStyle_Mark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vaScript" style:display-name="PageStyle_JavaScri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istrador</meta:initial-creator>
    <meta:creation-date>2021-07-28T09:35:54</meta:creation-date>
    <dc:date>2021-10-18T10:17:56.130616634</dc:date>
    <meta:generator>LibreOffice/6.4.7.2$Linux_X86_64 LibreOffice_project/40$Build-2</meta:generator>
    <meta:editing-duration>PT1H15M55S</meta:editing-duration>
    <meta:editing-cycles>4</meta:editing-cycles>
    <meta:document-statistic meta:table-count="6" meta:cell-count="42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